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641c"/>
    </style:style>
    <style:style style:name="P2" style:family="paragraph" style:parent-style-name="Standard">
      <style:paragraph-properties fo:text-align="start" style:justify-single-word="false"/>
      <style:text-properties officeooo:paragraph-rsid="001c641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641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officeooo:rsid="00180330"/>
    </style:style>
    <style:style style:name="T4" style:family="text">
      <style:text-properties style:font-name="Standard Symbols L"/>
    </style:style>
    <style:style style:name="T5" style:family="text">
      <style:text-properties style:text-position="sub 58%"/>
    </style:style>
    <style:style style:name="T6" style:family="text">
      <style:text-properties style:font-name="Liberation Serif"/>
    </style:style>
    <style:style style:name="T7" style:family="text">
      <style:text-properties officeooo:rsid="0019d719"/>
    </style:style>
    <style:style style:name="T8" style:family="text">
      <style:text-properties officeooo:rsid="001dad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2" style:data-style-name="N0">5.02</text:variable-set>: Friction</text:p>
      <text:p text:style-name="P1"/>
      <text:list xml:id="list5959528596054784380" text:style-name="L1">
        <text:list-item>
          <text:p text:style-name="P3">A man pushes a <text:span text:style-name="T8">6</text:span> kg box with a force of 2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457081370559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5456395963501" text:continue-numbering="true" text:style-name="L1">
        <text:list-item>
          <text:p text:style-name="P3">You are pull<text:span text:style-name="T3">ing</text:span> a <text:span text:style-name="T8">7</text:span> kg mass with a force of 15 N just before it starts moving. <text:s/>What is the coefficient of static frict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456276603641" text:continue-numbering="true" text:style-name="L1">
        <text:list-item>
          <text:p text:style-name="P3">You are designing a bulldozer for the moon, and estimate the coefficient of friction for pushing lunar soil across the moon's surface to be 0.<text:span text:style-name="T8">6</text:span>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457028253049" text:continue-numbering="true" text:style-name="L1">
        <text:list-item>
          <text:p text:style-name="P3">A 5 kg box is sliding across the floor with a velocity of <text:span text:style-name="T8">2</text:span> m/s. <text:s/><text:span text:style-name="T4">m</text:span><text:span text:style-name="T5">k</text:span> is 0.25. <text:s/>How far does the box go before coming to a stop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457560483306" text:continue-numbering="true" text:style-name="L1">
        <text:list-item>
          <text:p text:style-name="P3"><text:soft-page-break/>A 700 kg car is coasting down a <text:span text:style-name="T8">5</text:span>5<text:span text:style-name="T6">°</text:span> slope. <text:s text:c="2"/>Its acceleration is 2.5 m/s<text:span text:style-name="T2">2</text:span>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2"/>
      <text:p text:style-name="P2"/>
      <text:list xml:id="list135456254606956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2"/>
      <text:p text:style-name="P2"/>
      <text:list xml:id="list135456975265666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2"/>
      <text:p text:style-name="P2"/>
      <text:list xml:id="list135457501920266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2"/>
      <text:p text:style-name="P2"/>
      <text:list xml:id="list135456800964632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456033647112" text:continue-numbering="true" text:style-name="L1">
        <text:list-item>
          <text:p text:style-name="P3">You place an object, of mass m on a tabletop. <text:s/>The table is then tilted to an angle of <text:span text:style-name="T4">q</text:span>, where the object just overcomes friction and begins to slide. <text:s/>Prove that <text:span text:style-name="T4">m</text:span><text:span text:style-name="T5">s</text:span> = tan (<text:span text:style-name="T4">q</text:span>). <text:s/>Be sure that you include a free-body diagram.</text:p>
        </text:list-item>
      </text:list>
      <text:p text:style-name="P2"/>
      <text:p text:style-name="P2"/>
      <text:p text:style-name="P2"/>
      <text:p text:style-name="P2"/>
      <text:p text:style-name="P2"/>
      <text:list xml:id="list135455933311539" text:continue-numbering="true" text:style-name="L1">
        <text:list-item>
          <text:p text:style-name="P3">In the sport of curling, a stone is slid across a 46-meter long ice lane. <text:s/>The coefficient of kinetic friction between the ice and the rock is 0.0<text:span text:style-name="T8">2</text:span>. <text:s/>The mass of the stone is 20 kg, and its initial speed is <text:span text:style-name="T7">4</text:span>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457596507686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2"/>
      <text:p text:style-name="P2"/>
      <text:p text:style-name="P2"/>
      <text:list xml:id="list135455795364284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2"/>
      <text:p text:style-name="P2"/>
      <text:p text:style-name="P2"/>
      <text:list xml:id="list135456650227331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3:54:55.517911040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7:55.523767915</meta:creation-date>
    <meta:editing-duration>PT3M49S</meta:editing-duration>
    <meta:editing-cycles>4</meta:editing-cycles>
    <meta:generator>LibreOffice/4.3.7.2$Linux_X86_64 LibreOffice_project/430$Build-2</meta:generator>
    <dc:date>2016-08-19T13:54:55.430572216</dc:date>
    <meta:document-statistic meta:table-count="0" meta:image-count="2" meta:object-count="0" meta:page-count="2" meta:paragraph-count="21" meta:word-count="383" meta:character-count="1887" meta:non-whitespace-character-count="1494"/>
  </office:meta>
</office:document-meta>
</file>